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2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47016" calcext:value-type="float">
            <text:p>75.94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23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7168" calcext:value-type="float">
            <text:p>101.0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07416" calcext:value-type="float">
            <text:p>102.00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8584" calcext:value-type="float">
            <text:p>102.20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20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2576" calcext:value-type="float">
            <text:p>101.3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19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5312" calcext:value-type="float">
            <text:p>101.17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18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9504" calcext:value-type="float">
            <text:p>101.94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17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78944" calcext:value-type="float">
            <text:p>101.27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16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8608" calcext:value-type="float">
            <text:p>101.63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15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1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068" calcext:value-type="float">
            <text:p>100.69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09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4776" calcext:value-type="float">
            <text:p>103.74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0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0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644" calcext:value-type="float">
            <text:p>101.0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0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52096" calcext:value-type="float">
            <text:p>101.35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03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9528" calcext:value-type="float">
            <text:p>101.37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0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216" calcext:value-type="float">
            <text:p>101.1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200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30888" calcext:value-type="float">
            <text:p>100.8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1999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5336" calcext:value-type="float">
            <text:p>100.6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1998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02872" calcext:value-type="float">
            <text:p>100.70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1997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45544" calcext:value-type="float">
            <text:p>100.7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199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35232" calcext:value-type="float">
            <text:p>100.53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1995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5336" calcext:value-type="float">
            <text:p>100.6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1993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78488" calcext:value-type="float">
            <text:p>100.6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199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0884" calcext:value-type="float">
            <text:p>101.20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3892" calcext:value-type="float">
            <text:p>98.03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198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468" calcext:value-type="float">
            <text:p>102.21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198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8936" calcext:value-type="float">
            <text:p>102.73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1980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04112" calcext:value-type="float">
            <text:p>103.00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1979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84" calcext:value-type="float">
            <text:p>105.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